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loext:graphic-properties draw:fill="none"/>
      <style:paragraph-properties fo:background-color="transparent"/>
      <style:text-properties style:font-name="arial" fo:font-size="12pt" officeooo:rsid="0026b955" officeooo:paragraph-rsid="0026b955" style:font-size-asian="12pt" style:font-size-complex="12pt"/>
    </style:style>
    <style:style style:name="P3" style:family="paragraph" style:parent-style-name="Standard">
      <style:paragraph-properties fo:text-align="center" style:justify-single-word="false"/>
      <style:text-properties style:font-name="arial" fo:font-size="22pt" officeooo:rsid="001eba06" officeooo:paragraph-rsid="001eba06" style:font-size-asian="22pt" style:font-size-complex="22pt"/>
    </style:style>
    <style:style style:name="P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officeooo:rsid="0024f033" officeooo:paragraph-rsid="0026b955" style:font-size-asian="12pt" style:font-size-complex="12pt"/>
    </style:style>
    <style:style style:name="P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style:font-size-asian="12pt" style:font-size-complex="12pt"/>
    </style:style>
    <style:style style:name="P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4pt" fo:font-weight="bold" style:font-size-asian="14pt" style:font-weight-asian="bold" style:font-size-complex="14pt" style:font-weight-complex="bold"/>
    </style:style>
    <style:style style:name="P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paragraph-rsid="001eba06"/>
    </style:style>
    <style:style style:name="P8"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arial" fo:font-size="20pt" officeooo:rsid="0026b955" officeooo:paragraph-rsid="0026b955" style:font-size-asian="20pt" style:font-size-complex="20pt"/>
    </style:style>
    <style:style style:name="P9"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arial" fo:font-size="14pt" fo:font-weight="bold" style:font-size-asian="14pt" style:font-weight-asian="bold" style:font-size-complex="14pt" style:font-weight-complex="bold"/>
    </style:style>
    <style:style style:name="P1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officeooo:rsid="0021bd69" officeooo:paragraph-rsid="001eba06" style:font-size-asian="12pt" style:font-size-complex="12pt"/>
    </style:style>
    <style:style style:name="P1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officeooo:rsid="0021bd69" officeooo:paragraph-rsid="0021bd69" style:font-size-asian="12pt" style:font-size-complex="12pt"/>
    </style:style>
    <style:style style:name="P1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officeooo:rsid="0027455e" officeooo:paragraph-rsid="0027455e" style:font-size-asian="12pt" style:font-size-complex="12pt"/>
    </style:style>
    <style:style style:name="P13" style:family="paragraph" style:parent-style-name="Standard" style:master-page-name="">
      <loext:graphic-properties draw:fill="none"/>
      <style:paragraph-properties fo:margin-left="0cm" fo:margin-right="0cm" fo:text-align="justify" style:justify-single-word="false" fo:text-indent="1cm" style:auto-text-indent="false" style:page-number="auto" fo:break-before="page" fo:background-color="transparent"/>
      <style:text-properties style:font-name="arial" fo:font-size="14pt" fo:font-weight="bold" officeooo:rsid="0027455e" officeooo:paragraph-rsid="0027455e" style:font-size-asian="14pt" style:font-weight-asian="bold" style:font-size-complex="14pt" style:font-weight-complex="bold"/>
    </style:style>
    <style:style style:name="P14" style:family="paragraph" style:parent-style-name="Standard" style:list-style-name="L1">
      <loext:graphic-properties draw:fill="none"/>
      <style:paragraph-properties fo:text-align="justify" style:justify-single-word="false" fo:background-color="transparent"/>
      <style:text-properties style:font-name="arial" fo:font-size="12pt" officeooo:rsid="0024f033" officeooo:paragraph-rsid="0024f033" style:font-size-asian="12pt" style:font-size-complex="12pt"/>
    </style:style>
    <style:style style:name="P15" style:family="paragraph" style:parent-style-name="Standard" style:list-style-name="L1">
      <loext:graphic-properties draw:fill="none"/>
      <style:paragraph-properties fo:text-align="justify" style:justify-single-word="false" fo:background-color="transparent"/>
      <style:text-properties style:font-name="arial" fo:font-size="12pt" officeooo:rsid="0026b955" officeooo:paragraph-rsid="0026b955" style:font-size-asian="12pt" style:font-size-complex="12pt"/>
    </style:style>
    <style:style style:name="P16" style:family="paragraph" style:parent-style-name="Standard">
      <loext:graphic-properties draw:fill="none"/>
      <style:paragraph-properties fo:text-align="justify" style:justify-single-word="false" fo:background-color="transparent"/>
      <style:text-properties style:font-name="arial" fo:font-size="12pt" officeooo:rsid="0026b955" officeooo:paragraph-rsid="0026b955" style:font-size-asian="12pt" style:font-size-complex="12pt"/>
    </style:style>
    <style:style style:name="P17" style:family="paragraph" style:parent-style-name="Standard" style:list-style-name="L1">
      <loext:graphic-properties draw:fill="none"/>
      <style:paragraph-properties fo:text-align="justify" style:justify-single-word="false" fo:background-color="transparent"/>
      <style:text-properties officeooo:paragraph-rsid="0024f033"/>
    </style:style>
    <style:style style:name="T1" style:family="text">
      <style:text-properties style:font-name="arial" fo:font-size="12pt" officeooo:rsid="001eba06" style:font-size-asian="12pt" style:font-size-complex="12pt"/>
    </style:style>
    <style:style style:name="T2" style:family="text">
      <style:text-properties style:font-name="arial" fo:font-size="12pt" officeooo:rsid="001ff97e" style:font-size-asian="12pt" style:font-size-complex="12pt"/>
    </style:style>
    <style:style style:name="T3" style:family="text">
      <style:text-properties style:font-name="arial" fo:font-size="12pt" officeooo:rsid="0021bd69" style:font-size-asian="12pt" style:font-size-complex="12pt"/>
    </style:style>
    <style:style style:name="T4" style:family="text">
      <style:text-properties style:font-name="arial" fo:font-size="12pt" officeooo:rsid="0024f033" style:font-size-asian="12pt" style:font-size-complex="12pt"/>
    </style:style>
    <style:style style:name="T5" style:family="text">
      <style:text-properties style:font-name="arial" fo:font-size="12pt" officeooo:rsid="0026b955" style:font-size-asian="12pt" style:font-size-complex="12pt"/>
    </style:style>
    <style:style style:name="T6" style:family="text">
      <style:text-properties officeooo:rsid="0026b95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Cookies y Almacenamiento local</text:p>
      <text:p text:style-name="P1"/>
      <text:p text:style-name="P1"/>
      <text:p text:style-name="P9">01 -Explica con tus propias palabras las diferencias y similitudes entre Cookies y Almacenamiento local (localStorage –sessionStorage).</text:p>
      <text:p text:style-name="P5"/>
      <text:p text:style-name="P7"><text:span text:style-name="T1">La principal diferencia, es que las cookies </text:span><text:span text:style-name="T2">son enviadas por el servidor y el navegador las almacena de forma local , </text:span><text:span text:style-name="T3">el servidor puede consultar esa información. </text:span><text:span text:style-name="T2">Otra diferencia es la capacidad de almacenamiento, que en el caso de las cookies es significativamente menor, </text:span><text:span text:style-name="T3">además las cookies tienen mejor soporte en las versiones más antiguas de los navegadores y disponen de una fecha de expiración.</text:span></text:p>
      <text:p text:style-name="P10"/>
      <text:p text:style-name="P11">En el localStorage la información perdura hasta que se limpia el caché, puedes almacenar mucha información, y es almacenada por la parte cliente.</text:p>
      <text:p text:style-name="P11"/>
      <text:p text:style-name="P11">El sessionStorage, almacena la información hasta que se cierra el navegador o la pestaña y también son almacenadas por la parte cliente.</text:p>
      <text:p text:style-name="P11"/>
      <text:p text:style-name="P11"/>
      <text:p text:style-name="P6">02 –Busca información y explica con tus propias palabras como debe de tratar una web las cookies según la RGPD.</text:p>
      <text:p text:style-name="P5"/>
      <text:p text:style-name="P4">El Reglamento general de protección de datos (RGPD) regula el uso de las cookies que guardan información personal de los usuarios tales como un nombre, una foto, una dirección de correo electrónico, datos bancarios, publicaciones en redes sociales, información médica o una dirección IP de la computadora. También se consideran datos personales aquellos que al combinarse pueden identificar a un usuario.</text:p>
      <text:p text:style-name="P4"/>
      <text:p text:style-name="P4">Las cookies que almacenan datos personales deben de tener los siguientes requisitos <text:span text:style-name="T6">según el RGPD:</text:span></text:p>
      <text:p text:style-name="P4"/>
      <text:list xml:id="list1610043209" text:style-name="L1">
        <text:list-item>
          <text:p text:style-name="P14">Informar al usuario <text:span text:style-name="T6">del porque, como y donde se utilizan sus datos personales y dar la opción de deseleccionar las cookies que no son estrictamente necesarias para el funcionamiento de la página.</text:span></text:p>
        </text:list-item>
        <text:list-item>
          <text:p text:style-name="P17"><text:span text:style-name="T4">Dar opción de navegación </text:span><text:span text:style-name="T5">por la página aunque se rechacen las cookies (excepto las estrictamente necesarias).</text:span></text:p>
        </text:list-item>
        <text:list-item>
          <text:p text:style-name="P14">La petición de uso de cookies debe ser clara.</text:p>
        </text:list-item>
        <text:list-item>
          <text:p text:style-name="P14">Se debe pedir permiso antes de guardar cualquier información.</text:p>
        </text:list-item>
        <text:list-item>
          <text:p text:style-name="P14">Se debe dar la posibilidad de retirar el consentimiento de las cookies de una forma transparente y sencilla para el usuario.</text:p>
        </text:list-item>
        <text:list-item>
          <text:p text:style-name="P14">El usuario tiene derecho al olvido, cuando el usuario lo desee sus datos personales deben borrarse correctamente.</text:p>
        </text:list-item>
        <text:list-item>
          <text:p text:style-name="P14">Todos los consentimientos dados deben registrarse como documentación.</text:p>
        </text:list-item>
        <text:list-item>
          <text:p text:style-name="P15">El consentimiento expira a los 12 meses y debe ser renovado.</text:p>
        </text:list-item>
      </text:list>
      <text:p text:style-name="P16"/>
      <text:p text:style-name="P16"/>
      <text:p text:style-name="P16"/>
      <text:p text:style-name="P13">03- Diferencias encontradas entre localStorage y sessionStorage</text:p>
      <text:p text:style-name="P12"/>
      <text:p text:style-name="P12">La principal diferencia que he encontrado entre localStorage y sessionStorage es que localStorage mantiene los datos en el navegador aunque este se cierre, mientras localStorage los elimina cuando se cierra el navegador o la pestaña.</text:p>
      <text:p text:style-name="P2"/>
      <text:p text:style-name="P8">Los ejercicios 3, 4, 5 y 6 se encuentran en el archivo adjunt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6T09:32:31.399501309</meta:creation-date>
    <dc:date>2020-11-08T18:32:01.830476346</dc:date>
    <meta:editing-duration>PT3M19S</meta:editing-duration>
    <meta:editing-cycles>2</meta:editing-cycles>
    <meta:generator>LibreOffice/6.4.6.2$Linux_X86_64 LibreOffice_project/40$Build-2</meta:generator>
    <meta:document-statistic meta:table-count="0" meta:image-count="0" meta:object-count="0" meta:page-count="2" meta:paragraph-count="19" meta:word-count="413" meta:character-count="2602" meta:non-whitespace-character-count="2216"/>
  </office:meta>
</office:document-meta>
</file>